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headline">
      <style:graphic-properties draw:stroke="solid" svg:stroke-color="#000000" draw:fill="solid" draw:fill-color="#66ffff" draw:fill-image-width="0cm" draw:fill-image-height="0cm" draw:textarea-vertical-align="middle" draw:shadow="hidden"/>
    </style:style>
    <style:style style:name="gr2" style:family="graphic" style:parent-style-name="objectwithoutfill">
      <style:graphic-properties draw:stroke="solid" svg:stroke-color="#000000" draw:marker-end="Arrow" draw:marker-end-width="0.3cm" draw:fill="none" draw:fill-color="#66ffff" draw:fill-image-width="0cm" draw:fill-image-height="0cm" draw:textarea-vertical-align="middle" draw:shadow="hidden"/>
    </style:style>
    <style:style style:name="gr3" style:family="graphic" style:parent-style-name="objectwithoutfill">
      <style:graphic-properties draw:stroke="solid" svg:stroke-color="#000000" draw:marker-start="Rounded_20_large_20_Arrow" draw:marker-end="" draw:marker-end-width="0.3cm" draw:fill="none" draw:fill-color="#66ffff" draw:fill-image-width="0cm" draw:fill-image-height="0cm" draw:textarea-vertical-align="middle" draw:shadow="hidden"/>
    </style:style>
    <style:style style:name="gr4" style:family="graphic" style:parent-style-name="headline">
      <style:graphic-properties draw:stroke="none" svg:stroke-color="#000000" draw:fill="none" draw:fill-color="#66ffff" draw:fill-image-width="0cm" draw:fill-image-height="0cm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ffff" draw:fill-image-width="0cm" draw:fill-image-height="0cm"/>
      <style:paragraph-properties fo:text-align="center"/>
    </style:style>
    <style:style style:name="P3" style:family="paragraph">
      <loext:graphic-properties draw:fill="none" draw:fill-color="#66ffff" draw:fill-image-width="0cm" draw:fill-image-height="0cm"/>
      <style:paragraph-properties fo:text-align="center"/>
    </style:style>
    <style:style style:name="P4" style:family="paragraph">
      <style:paragraph-properties fo:text-align="center"/>
      <style:text-properties fo:font-size="18pt" style:font-size-asian="14pt" style:font-size-complex="14pt"/>
    </style:style>
    <style:style style:name="P5" style:family="paragraph">
      <loext:graphic-properties draw:fill="none" draw:fill-color="#66ffff" draw:fill-image-width="0cm" draw:fill-image-height="0cm"/>
      <style:paragraph-properties fo:text-align="center"/>
      <style:text-properties fo:font-size="18pt" style:font-size-asian="14pt" style:font-size-complex="14pt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2cm" svg:height="7cm" svg:x="5cm" svg:y="2cm">
          <text:p text:style-name="P1">Host PC</text:p>
        </draw:rect>
        <draw:rect draw:style-name="gr1" draw:text-style-name="P2" draw:layer="layout" svg:width="12cm" svg:height="7cm" svg:x="5cm" svg:y="13cm">
          <text:p text:style-name="P1">Test Hardware</text:p>
        </draw:rect>
        <draw:rect draw:style-name="gr1" draw:text-style-name="P2" draw:layer="layout" svg:width="5cm" svg:height="2cm" svg:x="5.5cm" svg:y="13.4cm">
          <text:p text:style-name="P1">Sensoren</text:p>
        </draw:rect>
        <draw:rect draw:style-name="gr1" draw:text-style-name="P2" draw:layer="layout" svg:width="5cm" svg:height="2cm" svg:x="11.6cm" svg:y="13.4cm">
          <text:p text:style-name="P1">Aktuatoren</text:p>
        </draw:rect>
        <draw:rect draw:style-name="gr1" draw:text-style-name="P2" draw:layer="layout" svg:width="10cm" svg:height="2cm" svg:x="6cm" svg:y="17.5cm">
          <text:p text:style-name="P1">Programmcode</text:p>
        </draw:rect>
        <draw:line draw:style-name="gr2" draw:text-style-name="P3" draw:layer="layout" svg:x1="7.3cm" svg:y1="8.7cm" svg:x2="7.3cm" svg:y2="13.4cm">
          <text:p/>
        </draw:line>
        <draw:rect draw:style-name="gr1" draw:text-style-name="P2" draw:layer="layout" svg:width="10cm" svg:height="2cm" svg:x="6.2cm" svg:y="2.6cm">
          <text:p text:style-name="P1">Umgebungssimulation</text:p>
        </draw:rect>
        <draw:rect draw:style-name="gr1" draw:text-style-name="P2" draw:layer="layout" svg:width="5cm" svg:height="2cm" svg:x="5.4cm" svg:y="6.7cm">
          <text:p text:style-name="P1">Aktuatoren</text:p>
        </draw:rect>
        <draw:rect draw:style-name="gr1" draw:text-style-name="P2" draw:layer="layout" svg:width="5cm" svg:height="2cm" svg:x="11.7cm" svg:y="6.7cm">
          <text:p text:style-name="P1">Sensoren</text:p>
        </draw:rect>
        <draw:line draw:style-name="gr3" draw:text-style-name="P3" draw:layer="layout" svg:x1="14.7cm" svg:y1="8.7cm" svg:x2="14.7cm" svg:y2="13.4cm">
          <text:p/>
        </draw:line>
        <draw:line draw:style-name="gr3" draw:text-style-name="P3" draw:layer="layout" svg:x1="14.7cm" svg:y1="4.6cm" svg:x2="14.7cm" svg:y2="6.7cm">
          <text:p/>
        </draw:line>
        <draw:line draw:style-name="gr2" draw:text-style-name="P3" draw:layer="layout" svg:x1="7.3cm" svg:y1="4.6cm" svg:x2="7.3cm" svg:y2="6.7cm">
          <text:p/>
        </draw:line>
        <draw:line draw:style-name="gr2" draw:text-style-name="P3" draw:layer="layout" svg:x1="7.3cm" svg:y1="15.4cm" svg:x2="7.3cm" svg:y2="17.5cm">
          <text:p/>
        </draw:line>
        <draw:line draw:style-name="gr3" draw:text-style-name="P3" draw:layer="layout" svg:x1="14.7cm" svg:y1="15.4cm" svg:x2="14.7cm" svg:y2="17.5cm">
          <text:p/>
        </draw:line>
        <draw:rect draw:style-name="gr4" draw:text-style-name="P5" draw:layer="layout" svg:width="5.6cm" svg:height="2.1cm" svg:x="8.4cm" svg:y="10cm">
          <text:p text:style-name="P4"><text:span text:style-name="T1">Physikalische</text:span></text:p>
          <text:p text:style-name="P4"><text:span text:style-name="T1">Grösse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13:19:23.485801612</meta:creation-date>
    <dc:date>2015-11-24T15:16:43.191462390</dc:date>
    <meta:editing-duration>PT25M7S</meta:editing-duration>
    <meta:editing-cycles>3</meta:editing-cycles>
    <meta:generator>LibreOffice/4.4.3.2$Linux_X86_64 LibreOffice_project/40m0$Build-2</meta:generator>
    <meta:document-statistic meta:object-count="15"/>
  </office:meta>
</office:document-meta>
</file>